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n>0.3</mn>
            </mrow>
            <mi>cos</mi>
            <mrow>
              <mo fence="true" stretchy="false">(</mo>
              <mrow>
                <mrow>
                  <msqrt>
                    <mi>q</mi>
                  </msqrt>
                  <mi>x</mi>
                </mrow>
              </mrow>
              <mo fence="true" stretchy="false">)</mo>
            </mrow>
          </mrow>
        </mtd>
      </mtr>
      <mtr>
        <mtd>
          <mrow>
            <mi>y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0.3</mn>
              </mrow>
            </mrow>
            <mi>sin</mi>
            <mrow>
              <mo fence="true" stretchy="false">(</mo>
              <mrow>
                <mrow>
                  <msqrt>
                    <mi>q</mi>
                  </msqrt>
                  <mi>x</mi>
                </mrow>
              </mrow>
              <mo fence="true" stretchy="false">)</mo>
            </mrow>
            <msqrt>
              <mi>q</mi>
            </msqrt>
          </mrow>
        </mtd>
      </mtr>
      <mtr>
        <mtd>
          <mrow>
            <mi>y</mi>
            <mi>'</mi>
            <mi>'</mi>
            <mrow>
              <mrow>
                <mo fence="true" stretchy="false">(</mo>
                <mrow>
                  <mi>x</mi>
                </mrow>
                <mo fence="true" stretchy="false">)</mo>
              </mrow>
              <mo stretchy="false">=</mo>
              <mrow>
                <mo stretchy="false">−</mo>
                <mn>0.3</mn>
              </mrow>
            </mrow>
            <mi>cos</mi>
            <mrow>
              <mo fence="true" stretchy="false">(</mo>
              <mrow>
                <mrow>
                  <msqrt>
                    <mi>q</mi>
                  </msqrt>
                  <mi>x</mi>
                </mrow>
              </mrow>
              <mo fence="true" stretchy="false">)</mo>
            </mrow>
            <mi>q</mi>
          </mrow>
        </mtd>
      </mtr>
      <mtr>
        <mtd>
          <mrow>
            <mi>y</mi>
            <mi>'</mi>
            <mrow>
              <mrow>
                <mi>'</mi>
                <mo stretchy="false">+</mo>
                <mi mathvariant="italic">qy</mi>
              </mrow>
              <mo stretchy="false">=</mo>
              <mn>0</mn>
            </mrow>
            <mrow>
              <mo stretchy="false">⇒</mo>
              <mo stretchy="false">−</mo>
              <mn>0.3</mn>
            </mrow>
            <mi>cos</mi>
            <mrow>
              <mo fence="true" stretchy="false">(</mo>
              <mrow>
                <mrow>
                  <msqrt>
                    <mi>q</mi>
                  </msqrt>
                  <mi>x</mi>
                </mrow>
              </mrow>
              <mo fence="true" stretchy="false">)</mo>
            </mrow>
            <mrow>
              <mrow>
                <mi>q</mi>
                <mo stretchy="false">+</mo>
                <mrow>
                  <mi>q</mi>
                  <mo stretchy="false">⋅</mo>
                  <mrow>
                    <mo fence="true" stretchy="false">(</mo>
                    <mrow>
                      <mrow>
                        <mn>0.3</mn>
                        <mi>cos</mi>
                        <mrow>
                          <mo fence="true" stretchy="false">(</mo>
                          <mrow>
                            <mrow>
                              <msqrt>
                                <mi>q</mi>
                              </msqrt>
                              <mi>x</mi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stretchy="false">=</mo>
              <mn>0</mn>
            </mrow>
          </mrow>
        </mtd>
      </mtr>
      <mtr>
        <mtd>
          <mi mathvariant="italic">QED</mi>
        </mtd>
      </mtr>
    </mtable>
    <annotation encoding="StarMath 5.0">y( x ) = 0.3cos( sqrt{q} x )
newline
y'( x ) = -0.3sin( sqrt{q} x ) sqrt{ q }
newline
y''( x ) = -0.3cos( sqrt{q} x ) q
newline
y'' + qy = 0  drarrow  -0.3cos( sqrt{q} x ) q + q cdot (0.3cos(sqrt{q} x)) = 0
newline
QED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3T15:49:26.382000000</meta:creation-date>
    <dc:date>2014-11-23T16:04:46.419000000</dc:date>
    <meta:editing-duration>PT9S</meta:editing-duration>
    <meta:editing-cycles>1</meta:editing-cycles>
    <meta:generator>LibreOffice/4.3.2.2$Windows_x86 LibreOffice_project/edfb5295ba211bd31ad47d0bad0118690f76407d</meta:generator>
  </office:meta>
</office:document-meta>
</file>